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9.76mm" table:align="left"/>
    </style:style>
    <style:style style:name="Table1.A" style:family="table-column">
      <style:table-column-properties style:column-width="11.91mm"/>
    </style:style>
    <style:style style:name="Table1.B" style:family="table-column">
      <style:table-column-properties style:column-width="48.95mm"/>
    </style:style>
    <style:style style:name="Table1.C" style:family="table-column">
      <style:table-column-properties style:column-width="138.9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0.03mm" fo:break-before="page" table:align="margins"/>
    </style:style>
    <style:style style:name="Table2.A" style:family="table-column">
      <style:table-column-properties style:column-width="11.91mm" style:rel-column-width="3900*"/>
    </style:style>
    <style:style style:name="Table2.B" style:family="table-column">
      <style:table-column-properties style:column-width="48.95mm" style:rel-column-width="16037*"/>
    </style:style>
    <style:style style:name="Table2.C" style:family="table-column">
      <style:table-column-properties style:column-width="139.17mm" style:rel-column-width="45598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ab63" officeooo:paragraph-rsid="0001ab63"/>
    </style:style>
    <style:style style:name="P2" style:family="paragraph" style:parent-style-name="Table_20_Contents">
      <style:text-properties officeooo:rsid="0001ab63" officeooo:paragraph-rsid="0003702f"/>
    </style:style>
    <style:style style:name="P3" style:family="paragraph" style:parent-style-name="Table_20_Contents">
      <style:text-properties officeooo:rsid="0001ab63" officeooo:paragraph-rsid="00079251"/>
    </style:style>
    <style:style style:name="P4" style:family="paragraph" style:parent-style-name="Table_20_Contents">
      <style:text-properties officeooo:rsid="0001ab63" officeooo:paragraph-rsid="000a5239"/>
    </style:style>
    <style:style style:name="P5" style:family="paragraph" style:parent-style-name="Table_20_Contents">
      <style:text-properties officeooo:rsid="00045b6a" officeooo:paragraph-rsid="00045b6a"/>
    </style:style>
    <style:style style:name="P6" style:family="paragraph" style:parent-style-name="Table_20_Contents">
      <style:text-properties officeooo:rsid="0005f36d" officeooo:paragraph-rsid="0005f36d"/>
    </style:style>
    <style:style style:name="P7" style:family="paragraph" style:parent-style-name="Table_20_Contents">
      <style:text-properties officeooo:rsid="0005f36d" officeooo:paragraph-rsid="00079251"/>
    </style:style>
    <style:style style:name="P8" style:family="paragraph" style:parent-style-name="Table_20_Contents">
      <style:text-properties officeooo:rsid="00079251" officeooo:paragraph-rsid="00079251"/>
    </style:style>
    <style:style style:name="P9" style:family="paragraph" style:parent-style-name="Table_20_Contents">
      <style:text-properties officeooo:rsid="00079251" officeooo:paragraph-rsid="000a5239"/>
    </style:style>
    <style:style style:name="P10" style:family="paragraph" style:parent-style-name="Table_20_Contents">
      <style:text-properties officeooo:rsid="00079251" officeooo:paragraph-rsid="000bae5e"/>
    </style:style>
    <style:style style:name="P11" style:family="paragraph" style:parent-style-name="Table_20_Contents">
      <style:text-properties officeooo:rsid="00079251" officeooo:paragraph-rsid="000ca045"/>
    </style:style>
    <style:style style:name="P12" style:family="paragraph" style:parent-style-name="Table_20_Contents">
      <style:text-properties officeooo:rsid="00079251" officeooo:paragraph-rsid="000caa7f"/>
    </style:style>
    <style:style style:name="P13" style:family="paragraph" style:parent-style-name="Table_20_Contents">
      <style:text-properties officeooo:rsid="00079251" officeooo:paragraph-rsid="000ed78a"/>
    </style:style>
    <style:style style:name="P14" style:family="paragraph" style:parent-style-name="Table_20_Contents">
      <style:text-properties officeooo:rsid="00079251" officeooo:paragraph-rsid="00079251" fo:background-color="transparent"/>
    </style:style>
    <style:style style:name="P15" style:family="paragraph" style:parent-style-name="Table_20_Contents">
      <style:text-properties officeooo:rsid="00079251" officeooo:paragraph-rsid="000a5239" fo:background-color="transparent"/>
    </style:style>
    <style:style style:name="P16" style:family="paragraph" style:parent-style-name="Table_20_Contents">
      <style:text-properties officeooo:rsid="000a5239" officeooo:paragraph-rsid="000a5239" fo:background-color="transparent"/>
    </style:style>
    <style:style style:name="P17" style:family="paragraph" style:parent-style-name="Table_20_Contents">
      <style:text-properties officeooo:rsid="0001ab63" officeooo:paragraph-rsid="000a5239" fo:background-color="transparent"/>
    </style:style>
    <style:style style:name="P18" style:family="paragraph" style:parent-style-name="Table_20_Contents">
      <style:text-properties officeooo:rsid="0001ab63" officeooo:paragraph-rsid="0001ab63" fo:background-color="transparent"/>
    </style:style>
    <style:style style:name="P19" style:family="paragraph" style:parent-style-name="Table_20_Contents">
      <style:text-properties officeooo:rsid="0001ab63" officeooo:paragraph-rsid="000ef920" fo:background-color="transparent"/>
    </style:style>
    <style:style style:name="P20" style:family="paragraph" style:parent-style-name="Table_20_Contents">
      <style:text-properties officeooo:rsid="0005f36d" officeooo:paragraph-rsid="000ef920" fo:background-color="transparent"/>
    </style:style>
    <style:style style:name="P21" style:family="paragraph" style:parent-style-name="Table_20_Contents">
      <style:text-properties officeooo:rsid="000ef920" officeooo:paragraph-rsid="0011218d" fo:background-color="transparent"/>
    </style:style>
    <style:style style:name="P22" style:family="paragraph" style:parent-style-name="Table_20_Contents">
      <style:text-properties officeooo:rsid="000ef920" officeooo:paragraph-rsid="000ef920" fo:background-color="transparent"/>
    </style:style>
    <style:style style:name="P23" style:family="paragraph" style:parent-style-name="Table_20_Contents">
      <style:text-properties officeooo:rsid="000a5239" officeooo:paragraph-rsid="000a5239"/>
    </style:style>
    <style:style style:name="P24" style:family="paragraph" style:parent-style-name="Table_20_Contents">
      <style:text-properties officeooo:rsid="000a5239" officeooo:paragraph-rsid="000a5239" fo:background-color="#ffffff"/>
    </style:style>
    <style:style style:name="P25" style:family="paragraph" style:parent-style-name="Table_20_Contents">
      <style:text-properties officeooo:rsid="000b09cb" officeooo:paragraph-rsid="000b09cb"/>
    </style:style>
    <style:style style:name="P26" style:family="paragraph" style:parent-style-name="Table_20_Contents">
      <style:text-properties officeooo:rsid="000b09cb" officeooo:paragraph-rsid="000bae5e"/>
    </style:style>
    <style:style style:name="P27" style:family="paragraph" style:parent-style-name="Table_20_Contents">
      <style:text-properties officeooo:rsid="0001ab63" officeooo:paragraph-rsid="000ab393" fo:background-color="#00ff66"/>
    </style:style>
    <style:style style:name="P28" style:family="paragraph" style:parent-style-name="Table_20_Contents">
      <style:text-properties officeooo:rsid="0001ab63" officeooo:paragraph-rsid="0001ab63" fo:background-color="#00ff66"/>
    </style:style>
    <style:style style:name="P29" style:family="paragraph" style:parent-style-name="Table_20_Contents">
      <style:text-properties officeooo:rsid="000ca045" officeooo:paragraph-rsid="000ca045"/>
    </style:style>
    <style:style style:name="P30" style:family="paragraph" style:parent-style-name="Table_20_Contents">
      <style:text-properties officeooo:rsid="000ca045" officeooo:paragraph-rsid="000caa7f"/>
    </style:style>
    <style:style style:name="P31" style:family="paragraph" style:parent-style-name="Table_20_Contents">
      <style:text-properties officeooo:rsid="000ca045" officeooo:paragraph-rsid="000ddd52"/>
    </style:style>
    <style:style style:name="P32" style:family="paragraph" style:parent-style-name="Table_20_Contents">
      <style:text-properties officeooo:rsid="000ca045" officeooo:paragraph-rsid="000ca045" fo:background-color="#ff950e"/>
    </style:style>
    <style:style style:name="P33" style:family="paragraph" style:parent-style-name="Table_20_Contents">
      <style:text-properties officeooo:rsid="000caa7f" officeooo:paragraph-rsid="000caa7f"/>
    </style:style>
    <style:style style:name="P34" style:family="paragraph" style:parent-style-name="Table_20_Contents">
      <style:text-properties officeooo:rsid="000ef920" officeooo:paragraph-rsid="000ef920"/>
    </style:style>
    <style:style style:name="P35" style:family="paragraph" style:parent-style-name="Table_20_Contents">
      <style:text-properties officeooo:rsid="000ca045" officeooo:paragraph-rsid="000ca045" fo:background-color="#cc66ff"/>
    </style:style>
    <style:style style:name="P36" style:family="paragraph" style:parent-style-name="Table_20_Contents">
      <style:text-properties officeooo:rsid="0013eb22" officeooo:paragraph-rsid="0013eb22"/>
    </style:style>
    <style:style style:name="P37" style:family="paragraph" style:parent-style-name="Table_20_Contents">
      <style:paragraph-properties fo:padding="0.74mm" fo:border-left="none" fo:border-right="none" fo:border-top="none" fo:border-bottom="0.06pt solid #000000" style:join-border="false"/>
      <style:text-properties officeooo:rsid="000ca045" officeooo:paragraph-rsid="000ca045"/>
    </style:style>
    <style:style style:name="P38" style:family="paragraph" style:parent-style-name="Table_20_Contents">
      <style:text-properties officeooo:rsid="000ef920" officeooo:paragraph-rsid="00147d96" fo:background-color="transparent"/>
    </style:style>
    <style:style style:name="T1" style:family="text">
      <style:text-properties officeooo:rsid="0001ab63"/>
    </style:style>
    <style:style style:name="T2" style:family="text">
      <style:text-properties officeooo:rsid="0001d4d9"/>
    </style:style>
    <style:style style:name="T3" style:family="text">
      <style:text-properties officeooo:rsid="0003702f"/>
    </style:style>
    <style:style style:name="T4" style:family="text">
      <style:text-properties officeooo:rsid="00079251"/>
    </style:style>
    <style:style style:name="T5" style:family="text">
      <style:text-properties officeooo:rsid="000a5239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1ab63" fo:background-color="#ffff00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fo:background-color="#00cc33" loext:char-shading-value="0"/>
    </style:style>
    <style:style style:name="T10" style:family="text">
      <style:text-properties officeooo:rsid="0001ab63" fo:background-color="#00cc33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ca045"/>
    </style:style>
    <style:style style:name="T13" style:family="text">
      <style:text-properties fo:background-color="#ff0000" loext:char-shading-value="0"/>
    </style:style>
    <style:style style:name="T14" style:family="text">
      <style:text-properties officeooo:rsid="000ab393" fo:background-color="#ff0000" loext:char-shading-value="0"/>
    </style:style>
    <style:style style:name="T15" style:family="text">
      <style:text-properties fo:background-color="#ff950e" loext:char-shading-value="0"/>
    </style:style>
    <style:style style:name="T16" style:family="text">
      <style:text-properties officeooo:rsid="000ef920"/>
    </style:style>
    <style:style style:name="T17" style:family="text">
      <style:text-properties officeooo:rsid="000ca045" fo:background-color="#cc66ff" loext:char-shading-value="0"/>
    </style:style>
    <style:style style:name="T18" style:family="text">
      <style:text-properties officeooo:rsid="0011218d"/>
    </style:style>
    <style:style style:name="T19" style:family="text">
      <style:text-properties officeooo:rsid="0011d6be"/>
    </style:style>
    <style:style style:name="T20" style:family="text">
      <style:text-properties fo:background-color="#ff3333" loext:char-shading-value="0"/>
    </style:style>
    <style:style style:name="T21" style:family="text">
      <style:text-properties officeooo:rsid="00147d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8">static{}ClassMainApp2</text:p>
          </table:table-cell>
          <table:table-cell table:style-name="Table1.C1" office:value-type="string">
            <text:p text:style-name="P18">Because "main" method is in Class MainApp2 and this class is the first to load <text:span text:style-name="T3">to</text:span> <text:span text:style-name="T3">HEAP</text:span>. That is why static module{} is <text:span text:style-name="T2">the </text:span>first to execute.</text:p>
            <text:p text:style-name="P20">In <text:span text:style-name="T1">static{}ClassMainApp2 <text:s/></text:span>we are trying to create instance of Class C whose ancestry are Class B and A. That is why we should first go to Class A and see what is there. <text:span text:style-name="T16">Then we will visit Class B. And Class C <text:s/>at the end. </text:span></text:p>
            <text:p text:style-name="P22">After we will get back here to create instance of C.</text:p>
            <text:p text:style-name="P38"><text:span text:style-name="T14">В</text:span><text:span text:style-name="T13">НИМАНИЕ!!! </text:span><text:s/>Чтобы понять всю логику нужно сначала пробежаться по все<text:span text:style-name="T21">й цепочке от С к А. </text:span></text:p>
            <text:p text:style-name="P38"><text:span text:style-name="T21">Приходим в С. Так как С наследуется от В, то в классе С ничего не делаем. Идем в В и там пока ничего не делаем, т.к. В наследуется от А. Идем в А. Дальше идти некуда(Точнее идем в Object и возвращаемся обратно в А). Загружаем информацию о классе А в экземпляр класса Class. Инициализируем поля класса А, выполняем статические блоки класса А. </text:span></text:p>
            <text:p text:style-name="P21">Если бы <text:s/>Класс С не наследовался от B, то необходимости бегать по предкам не было бы. Мы сразу оказались бы в цепочке:</text:p>
            <text:p text:style-name="P19">new C() → invoke C() →<text:span text:style-name="T19"> </text:span>invoke Object()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static{}Class<text:span text:style-name="T3">A</text:span></text:p>
          </table:table-cell>
          <table:table-cell table:style-name="Table1.C2" office:value-type="string">
            <text:p text:style-name="P6">Module static{}Class A is first to execute. <text:span text:style-name="T4">There is nothing to execute here but sysout. Let's go to B.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>static{}Class<text:span text:style-name="T4">B</text:span></text:p>
          </table:table-cell>
          <table:table-cell table:style-name="Table1.C2" office:value-type="string">
            <text:p text:style-name="P7">Module static{}Class <text:span text:style-name="T4">B</text:span> is first to execute. <text:span text:style-name="T4">Oh, we should create instance of Class B here. Class B is an ancestor of A. But I'm just from A and everything is done there. We can create instance of B. Let's see:</text:span></text:p>
            <text:p text:style-name="P9">new B() → invoke B() → <text:s/>invoke B(int) → invoke A(int) → invoke A() → invoke A(String) → invoke Object(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8">The output of all this is: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{}ClassA</text:p>
          </table:table-cell>
          <table:table-cell table:style-name="Table1.C2" office:value-type="string">
            <text:p text:style-name="P8">Before execute the A(String) we shold execute {}ClassA</text:p>
            <text:p text:style-name="P36"><text:span text:style-name="T20">Внимание!!!</text:span> Создание полей экземляра класса и выполнение блоков (не статических) происходит каждый раз перед вызовом <text:s/>конструктора 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A(String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A(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A(int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{1}ClassB</text:p>
          </table:table-cell>
          <table:table-cell table:style-name="Table1.C2" office:value-type="string">
            <text:p text:style-name="P8">Before execute the B(int) we shold execute {1}ClassB and {2}ClassB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{2}ClassB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B(int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B()</text:p>
          </table:table-cell>
          <table:table-cell table:style-name="Table1.C2" office:value-type="string">
            <text:p text:style-name="P34">Done with <text:span text:style-name="T6">new B()</text:span> from <text:span text:style-name="T7">static{}ClassB. 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<text:span text:style-name="T1">static{}Class</text:span>C</text:p>
          </table:table-cell>
          <table:table-cell table:style-name="Table1.C2" office:value-type="string">
            <text:p text:style-name="P23"><text:s/><text:span text:style-name="T16">Let't see what is in Class C. </text:span>Here we have <text:span text:style-name="T7">static{}Class</text:span><text:span text:style-name="T6">C </text:span><text:span text:style-name="T8">to execute. And nothing more.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16"><text:span text:style-name="T9">Go back to </text:span><text:span text:style-name="T10">static{}ClassMainApp2</text:span><text:span text:style-name="T1"> </text:span>and create instance of Class C.</text:p>
            <text:p text:style-name="P17">new C()--&gt;invoke C()--&gt; invoke B()--&gt;invoke B(int)--&gt;invoke A(int)--&gt;invoke A() --&gt;invoke A(String)--&gt;invoke Object(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{}ClassA</text:p>
          </table:table-cell>
          <table:table-cell table:style-name="Table1.C2" office:value-type="string">
            <text:p text:style-name="P9">Before execute the A(String) we shold execute {}Class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(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(int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{1}ClassB</text:p>
          </table:table-cell>
          <table:table-cell table:style-name="Table1.C2" office:value-type="string">
            <text:p text:style-name="P10">Before execute the B(int) we shold execute {1}ClassB and {2}ClassB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{2}ClassB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B(int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5">B()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{}Class<text:span text:style-name="T5">C</text:span></text:p>
          </table:table-cell>
          <table:table-cell table:style-name="Table1.C2" office:value-type="string">
            <text:p text:style-name="P9">Before execute the <text:span text:style-name="T5">C</text:span>() we shold execute {}Class<text:span text:style-name="T5">C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7">C()</text:p>
          </table:table-cell>
          <table:table-cell table:style-name="Table1.C2" office:value-type="string">
            <text:p text:style-name="P25">Now, <text:s/>we are done with <text:s/><text:span text:style-name="T7">static{}ClassMainApp2. </text:span><text:span text:style-name="T11">Let's go to </text:span><text:span text:style-name="T6">“main”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6">main (String[] args)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29"/>
            <text:p text:style-name="P35">Stream 1</text:p>
            <text:p text:style-name="P29">In the “main ” we shoul create instance of Class C with parametr new B.</text:p>
            <text:p text:style-name="P29">new C (new B() ) → invoke C (Object) → invoke C(String) → invoke B() → invoke B(int) → invoke A(int) → invoke A() → invoke A(String) → invoke Object()</text:p>
            <text:p text:style-name="P37"/>
            <text:p text:style-name="P32">Stream 2</text:p>
            <text:p text:style-name="P11">new B() → invoke B() → <text:s/>invoke B(int) → invoke A(int) → invoke A() → invoke A(String) → invoke Object(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{}ClassA</text:p>
          </table:table-cell>
          <table:table-cell table:style-name="Table2.C2" office:value-type="string">
            <text:p text:style-name="P30"><text:span text:style-name="T15">Stream 2.</text:span> <text:span text:style-name="T4">Before execute the A(String) we shold execute {}ClassA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A(String)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A()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A(int)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{1}ClassB</text:p>
          </table:table-cell>
          <table:table-cell table:style-name="Table2.C2" office:value-type="string">
            <text:p text:style-name="P12">Before execute the B(int) we shold execute {1}ClassB and {2}ClassB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{2}ClassB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B(int)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B()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{}ClassA</text:p>
          </table:table-cell>
          <table:table-cell table:style-name="Table2.C2" office:value-type="string">
            <text:p text:style-name="P12"><text:span text:style-name="T17">Stream 1.</text:span>Before execute the A(String) we shold execute {}ClassA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1">A(String)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1">A()</text:p>
          </table:table-cell>
          <table:table-cell table:style-name="Table2.C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9">A(in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{1}ClassB</text:p>
          </table:table-cell>
          <table:table-cell table:style-name="Table2.C2" office:value-type="string">
            <text:p text:style-name="P11">Before execute the B(int) we shold execute {1}ClassB and {2}ClassB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{2}ClassB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9">B(in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9">B(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1">{}Class<text:span text:style-name="T5">C</text:span></text:p>
          </table:table-cell>
          <table:table-cell table:style-name="Table2.C2" office:value-type="string">
            <text:p text:style-name="P11">Before execute the <text:span text:style-name="T5">C</text:span>(<text:span text:style-name="T12">String</text:span>) we shold execute {}Class<text:span text:style-name="T5">C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<text:span text:style-name="T5">C</text:span>(<text:span text:style-name="T12">String</text:span>)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9">C (Object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3">The END!!!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6:09:15.150856537</meta:creation-date>
    <dc:date>2018-06-05T09:07:50.361420553</dc:date>
    <meta:editing-duration>PT2H54M28S</meta:editing-duration>
    <meta:editing-cycles>18</meta:editing-cycles>
    <meta:generator>LibreOffice/4.2.8.2$Linux_x86 LibreOffice_project/420m0$Build-2</meta:generator>
    <meta:document-statistic meta:table-count="2" meta:image-count="0" meta:object-count="0" meta:page-count="2" meta:paragraph-count="74" meta:word-count="559" meta:character-count="3222" meta:non-whitespace-character-count="2730"/>
  </office:meta>
</office:document-meta>
</file>